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00817abef89eedf59a0d7a05e6fc5361" style:family="table-column">
      <style:table-column-properties fo:break-before="auto" style:use-optimal-column-width="false" style:column-width="6cm"/>
    </style:style>
    <style:style style:name="odsStyleTableColumn-c7009ddfd99a8ec7bdc28e41f5bfd938" style:family="table-column">
      <style:table-column-properties fo:break-before="auto" style:use-optimal-column-width="false" style:column-width="5cm"/>
    </style:style>
    <style:style style:name="odsStyleTableColumn-17c0104cc1e2a3aaebc1b007feda2dd3" style:family="table-column">
      <style:table-column-properties fo:break-before="auto" style:use-optimal-column-width="false" style:column-width="3cm"/>
    </style:style>
    <style:style style:name="odsStyleTableCell-f7c7b610203ce8d51e9d1a66de4875c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8a0c0c365c3938012a3fc8b2ead3af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ac3c08ba3a7d4f3208e19a2c5398f1b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54faa86969d39fb4355400873f3015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e171d4fb48113dda5fe447fd99e48f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b94dd9a423b0b02f897ddfd85aaf3e5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00817abef89eedf59a0d7a05e6fc5361" table:default-cell-style-name="Default"/>
        <table:table-column table:style-name="odsStyleTableColumn-c7009ddfd99a8ec7bdc28e41f5bfd938" table:default-cell-style-name="Default"/>
        <table:table-column table:style-name="odsStyleTableColumn-17c0104cc1e2a3aaebc1b007feda2dd3" table:default-cell-style-name="Default"/>
        <table:table-column table:style-name="odsStyleTableColumn-17c0104cc1e2a3aaebc1b007feda2dd3" table:default-cell-style-name="Default"/>
        <table:table-column table:style-name="odsStyleTableColumn-17c0104cc1e2a3aaebc1b007feda2dd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7c7b610203ce8d51e9d1a66de4875c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8a0c0c365c3938012a3fc8b2ead3af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8a0c0c365c3938012a3fc8b2ead3afd" table:number-columns-spanned="5" table:number-rows-spanned="1" office:value-type="string">
            <text:p>TABLA No. 26-24</text:p>
          </table:table-cell>
          <table:covered-table-cell table:number-columns-repeated="4"/>
        </table:table-row>
        <table:table-row table:style-name="ro1">
          <table:table-cell table:style-name="odsStyleTableCell-48a0c0c365c3938012a3fc8b2ead3afd" table:number-columns-spanned="5" table:number-rows-spanned="1" office:value-type="string">
            <text:p>TABLA DE COTIZACIONES DEL 7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8a0c0c365c3938012a3fc8b2ead3af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ac3c08ba3a7d4f3208e19a2c5398f1b2" office:value-type="string">
            <text:p>PAIS</text:p>
          </table:table-cell>
          <table:table-cell table:style-name="odsStyleTableCell-ac3c08ba3a7d4f3208e19a2c5398f1b2" office:value-type="string">
            <text:p>UNIDAD MONETARIA</text:p>
          </table:table-cell>
          <table:table-cell table:style-name="odsStyleTableCell-ac3c08ba3a7d4f3208e19a2c5398f1b2" office:value-type="string">
            <text:p>MONEDA</text:p>
          </table:table-cell>
          <table:table-cell table:style-name="odsStyleTableCell-ac3c08ba3a7d4f3208e19a2c5398f1b2" office:value-type="string">
            <text:p>TIPO DE CAMBIO EN Bs POR UNIDAD DE MONEDA EXTRANJERA</text:p>
          </table:table-cell>
          <table:table-cell table:style-name="odsStyleTableCell-ac3c08ba3a7d4f3208e19a2c5398f1b2" office:value-type="string">
            <text:p>TIPO DE CAMBIO EN M.E.</text:p>
          </table:table-cell>
        </table:table-row>
        <table:table-row table:style-name="ro1">
          <table:table-cell table:style-name="odsStyleTableCell-554faa86969d39fb4355400873f30154" office:value-type="string">
            <text:p>ESTADOS UNIDOS</text:p>
          </table:table-cell>
          <table:table-cell table:style-name="odsStyleTableCell-554faa86969d39fb4355400873f30154" office:value-type="string">
            <text:p>DOLAR VENTA</text:p>
          </table:table-cell>
          <table:table-cell table:style-name="odsStyleTableCell-554faa86969d39fb4355400873f30154" office:value-type="string">
            <text:p>USD.VENTA</text:p>
          </table:table-cell>
          <table:table-cell table:style-name="odsStyleTableCell-de171d4fb48113dda5fe447fd99e48fa" office:value-type="string">
            <text:p>6.96000</text:p>
          </table:table-cell>
          <table:table-cell table:style-name="odsStyleTableCell-de171d4fb48113dda5fe447fd99e48fa" office:value-type="string">
            <text:p/>
          </table:table-cell>
        </table:table-row>
        <table:table-row table:style-name="ro1">
          <table:table-cell table:style-name="odsStyleTableCell-554faa86969d39fb4355400873f30154" office:value-type="string">
            <text:p>ESTADOS UNIDOS</text:p>
          </table:table-cell>
          <table:table-cell table:style-name="odsStyleTableCell-554faa86969d39fb4355400873f30154" office:value-type="string">
            <text:p>DOLAR COMPRA</text:p>
          </table:table-cell>
          <table:table-cell table:style-name="odsStyleTableCell-554faa86969d39fb4355400873f30154" office:value-type="string">
            <text:p>USD.COMPRA</text:p>
          </table:table-cell>
          <table:table-cell table:style-name="odsStyleTableCell-de171d4fb48113dda5fe447fd99e48fa" office:value-type="string">
            <text:p>6.86000</text:p>
          </table:table-cell>
          <table:table-cell table:style-name="odsStyleTableCell-de171d4fb48113dda5fe447fd99e48fa" office:value-type="string">
            <text:p/>
          </table:table-cell>
        </table:table-row>
        <table:table-row table:style-name="ro1">
          <table:table-cell table:style-name="odsStyleTableCell-554faa86969d39fb4355400873f30154" office:value-type="string">
            <text:p>UNION EUROPEA</text:p>
          </table:table-cell>
          <table:table-cell table:style-name="odsStyleTableCell-554faa86969d39fb4355400873f30154" office:value-type="string">
            <text:p>EURO</text:p>
          </table:table-cell>
          <table:table-cell table:style-name="odsStyleTableCell-554faa86969d39fb4355400873f30154" office:value-type="string">
            <text:p>EUR</text:p>
          </table:table-cell>
          <table:table-cell table:style-name="odsStyleTableCell-de171d4fb48113dda5fe447fd99e48fa" office:value-type="string">
            <text:p>7.37381</text:p>
          </table:table-cell>
          <table:table-cell table:style-name="odsStyleTableCell-de171d4fb48113dda5fe447fd99e48fa" office:value-type="string">
            <text:p>0.93032</text:p>
          </table:table-cell>
        </table:table-row>
        <table:table-row table:style-name="ro1">
          <table:table-cell table:style-name="odsStyleTableCell-554faa86969d39fb4355400873f30154" office:value-type="string">
            <text:p>JAPON</text:p>
          </table:table-cell>
          <table:table-cell table:style-name="odsStyleTableCell-554faa86969d39fb4355400873f30154" office:value-type="string">
            <text:p>YEN</text:p>
          </table:table-cell>
          <table:table-cell table:style-name="odsStyleTableCell-554faa86969d39fb4355400873f30154" office:value-type="string">
            <text:p>JPY</text:p>
          </table:table-cell>
          <table:table-cell table:style-name="odsStyleTableCell-de171d4fb48113dda5fe447fd99e48fa" office:value-type="string">
            <text:p>0.04636</text:p>
          </table:table-cell>
          <table:table-cell table:style-name="odsStyleTableCell-de171d4fb48113dda5fe447fd99e48fa" office:value-type="string">
            <text:p>147.98000</text:p>
          </table:table-cell>
        </table:table-row>
        <table:table-row table:style-name="ro1">
          <table:table-cell table:style-name="odsStyleTableCell-554faa86969d39fb4355400873f30154" office:value-type="string">
            <text:p>ARABIA SAUDITA</text:p>
          </table:table-cell>
          <table:table-cell table:style-name="odsStyleTableCell-554faa86969d39fb4355400873f30154" office:value-type="string">
            <text:p>RIYAL SAUDÍ</text:p>
          </table:table-cell>
          <table:table-cell table:style-name="odsStyleTableCell-554faa86969d39fb4355400873f30154" office:value-type="string">
            <text:p>SAR</text:p>
          </table:table-cell>
          <table:table-cell table:style-name="odsStyleTableCell-de171d4fb48113dda5fe447fd99e48fa" office:value-type="string">
            <text:p>1.82928</text:p>
          </table:table-cell>
          <table:table-cell table:style-name="odsStyleTableCell-de171d4fb48113dda5fe447fd99e48fa" office:value-type="string">
            <text:p>3.75010</text:p>
          </table:table-cell>
        </table:table-row>
        <table:table-row table:style-name="ro1">
          <table:table-cell table:style-name="odsStyleTableCell-554faa86969d39fb4355400873f30154" office:value-type="string">
            <text:p>ARGELIA</text:p>
          </table:table-cell>
          <table:table-cell table:style-name="odsStyleTableCell-554faa86969d39fb4355400873f30154" office:value-type="string">
            <text:p>DINAR ARGELINO</text:p>
          </table:table-cell>
          <table:table-cell table:style-name="odsStyleTableCell-554faa86969d39fb4355400873f30154" office:value-type="string">
            <text:p>DZD</text:p>
          </table:table-cell>
          <table:table-cell table:style-name="odsStyleTableCell-de171d4fb48113dda5fe447fd99e48fa" office:value-type="string">
            <text:p>0.05095</text:p>
          </table:table-cell>
          <table:table-cell table:style-name="odsStyleTableCell-de171d4fb48113dda5fe447fd99e48fa" office:value-type="string">
            <text:p>134.64970</text:p>
          </table:table-cell>
        </table:table-row>
        <table:table-row table:style-name="ro1">
          <table:table-cell table:style-name="odsStyleTableCell-554faa86969d39fb4355400873f30154" office:value-type="string">
            <text:p>ARGENTINA</text:p>
          </table:table-cell>
          <table:table-cell table:style-name="odsStyleTableCell-554faa86969d39fb4355400873f30154" office:value-type="string">
            <text:p>PESO</text:p>
          </table:table-cell>
          <table:table-cell table:style-name="odsStyleTableCell-554faa86969d39fb4355400873f30154" office:value-type="string">
            <text:p>ARS</text:p>
          </table:table-cell>
          <table:table-cell table:style-name="odsStyleTableCell-de171d4fb48113dda5fe447fd99e48fa" office:value-type="string">
            <text:p>0.00827</text:p>
          </table:table-cell>
          <table:table-cell table:style-name="odsStyleTableCell-de171d4fb48113dda5fe447fd99e48fa" office:value-type="string">
            <text:p>829.54990</text:p>
          </table:table-cell>
        </table:table-row>
        <table:table-row table:style-name="ro1">
          <table:table-cell table:style-name="odsStyleTableCell-554faa86969d39fb4355400873f30154" office:value-type="string">
            <text:p>AUSTRALIA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AUD</text:p>
          </table:table-cell>
          <table:table-cell table:style-name="odsStyleTableCell-de171d4fb48113dda5fe447fd99e48fa" office:value-type="string">
            <text:p>4.47136</text:p>
          </table:table-cell>
          <table:table-cell table:style-name="odsStyleTableCell-de171d4fb48113dda5fe447fd99e48fa" office:value-type="string">
            <text:p>1.53421</text:p>
          </table:table-cell>
        </table:table-row>
        <table:table-row table:style-name="ro1">
          <table:table-cell table:style-name="odsStyleTableCell-554faa86969d39fb4355400873f30154" office:value-type="string">
            <text:p>BRASIL</text:p>
          </table:table-cell>
          <table:table-cell table:style-name="odsStyleTableCell-554faa86969d39fb4355400873f30154" office:value-type="string">
            <text:p>REAL</text:p>
          </table:table-cell>
          <table:table-cell table:style-name="odsStyleTableCell-554faa86969d39fb4355400873f30154" office:value-type="string">
            <text:p>BRL</text:p>
          </table:table-cell>
          <table:table-cell table:style-name="odsStyleTableCell-de171d4fb48113dda5fe447fd99e48fa" office:value-type="string">
            <text:p>1.38265</text:p>
          </table:table-cell>
          <table:table-cell table:style-name="odsStyleTableCell-de171d4fb48113dda5fe447fd99e48fa" office:value-type="string">
            <text:p>4.96150</text:p>
          </table:table-cell>
        </table:table-row>
        <table:table-row table:style-name="ro1">
          <table:table-cell table:style-name="odsStyleTableCell-554faa86969d39fb4355400873f30154" office:value-type="string">
            <text:p>CANADA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CAD</text:p>
          </table:table-cell>
          <table:table-cell table:style-name="odsStyleTableCell-de171d4fb48113dda5fe447fd99e48fa" office:value-type="string">
            <text:p>5.08676</text:p>
          </table:table-cell>
          <table:table-cell table:style-name="odsStyleTableCell-de171d4fb48113dda5fe447fd99e48fa" office:value-type="string">
            <text:p>1.34860</text:p>
          </table:table-cell>
        </table:table-row>
        <table:table-row table:style-name="ro1">
          <table:table-cell table:style-name="odsStyleTableCell-554faa86969d39fb4355400873f30154" office:value-type="string">
            <text:p>CHILE</text:p>
          </table:table-cell>
          <table:table-cell table:style-name="odsStyleTableCell-554faa86969d39fb4355400873f30154" office:value-type="string">
            <text:p>PESO</text:p>
          </table:table-cell>
          <table:table-cell table:style-name="odsStyleTableCell-554faa86969d39fb4355400873f30154" office:value-type="string">
            <text:p>CLP</text:p>
          </table:table-cell>
          <table:table-cell table:style-name="odsStyleTableCell-de171d4fb48113dda5fe447fd99e48fa" office:value-type="string">
            <text:p>0.00723</text:p>
          </table:table-cell>
          <table:table-cell table:style-name="odsStyleTableCell-de171d4fb48113dda5fe447fd99e48fa" office:value-type="string">
            <text:p>949.30000</text:p>
          </table:table-cell>
        </table:table-row>
        <table:table-row table:style-name="ro1">
          <table:table-cell table:style-name="odsStyleTableCell-554faa86969d39fb4355400873f30154" office:value-type="string">
            <text:p>COLOMBIA</text:p>
          </table:table-cell>
          <table:table-cell table:style-name="odsStyleTableCell-554faa86969d39fb4355400873f30154" office:value-type="string">
            <text:p>PESO</text:p>
          </table:table-cell>
          <table:table-cell table:style-name="odsStyleTableCell-554faa86969d39fb4355400873f30154" office:value-type="string">
            <text:p>COP</text:p>
          </table:table-cell>
          <table:table-cell table:style-name="odsStyleTableCell-de171d4fb48113dda5fe447fd99e48fa" office:value-type="string">
            <text:p>0.00173</text:p>
          </table:table-cell>
          <table:table-cell table:style-name="odsStyleTableCell-de171d4fb48113dda5fe447fd99e48fa" office:value-type="string">
            <text:p>3,957.99000</text:p>
          </table:table-cell>
        </table:table-row>
        <table:table-row table:style-name="ro1">
          <table:table-cell table:style-name="odsStyleTableCell-554faa86969d39fb4355400873f30154" office:value-type="string">
            <text:p>COREA DEL SUR</text:p>
          </table:table-cell>
          <table:table-cell table:style-name="odsStyleTableCell-554faa86969d39fb4355400873f30154" office:value-type="string">
            <text:p>WON</text:p>
          </table:table-cell>
          <table:table-cell table:style-name="odsStyleTableCell-554faa86969d39fb4355400873f30154" office:value-type="string">
            <text:p>KRW</text:p>
          </table:table-cell>
          <table:table-cell table:style-name="odsStyleTableCell-de171d4fb48113dda5fe447fd99e48fa" office:value-type="string">
            <text:p>0.00517</text:p>
          </table:table-cell>
          <table:table-cell table:style-name="odsStyleTableCell-de171d4fb48113dda5fe447fd99e48fa" office:value-type="string">
            <text:p>1,327.34000</text:p>
          </table:table-cell>
        </table:table-row>
        <table:table-row table:style-name="ro1">
          <table:table-cell table:style-name="odsStyleTableCell-554faa86969d39fb4355400873f30154" office:value-type="string">
            <text:p>COSTA RICA</text:p>
          </table:table-cell>
          <table:table-cell table:style-name="odsStyleTableCell-554faa86969d39fb4355400873f30154" office:value-type="string">
            <text:p>COLON COSTARRICENSE</text:p>
          </table:table-cell>
          <table:table-cell table:style-name="odsStyleTableCell-554faa86969d39fb4355400873f30154" office:value-type="string">
            <text:p>CRC</text:p>
          </table:table-cell>
          <table:table-cell table:style-name="odsStyleTableCell-de171d4fb48113dda5fe447fd99e48fa" office:value-type="string">
            <text:p>0.01320</text:p>
          </table:table-cell>
          <table:table-cell table:style-name="odsStyleTableCell-de171d4fb48113dda5fe447fd99e48fa" office:value-type="string">
            <text:p>519.68000</text:p>
          </table:table-cell>
        </table:table-row>
        <table:table-row table:style-name="ro1">
          <table:table-cell table:style-name="odsStyleTableCell-554faa86969d39fb4355400873f30154" office:value-type="string">
            <text:p>REPUBLICA CHECA</text:p>
          </table:table-cell>
          <table:table-cell table:style-name="odsStyleTableCell-554faa86969d39fb4355400873f30154" office:value-type="string">
            <text:p>CORONA CHECA</text:p>
          </table:table-cell>
          <table:table-cell table:style-name="odsStyleTableCell-554faa86969d39fb4355400873f30154" office:value-type="string">
            <text:p>CZK</text:p>
          </table:table-cell>
          <table:table-cell table:style-name="odsStyleTableCell-de171d4fb48113dda5fe447fd99e48fa" office:value-type="string">
            <text:p>0.29564</text:p>
          </table:table-cell>
          <table:table-cell table:style-name="odsStyleTableCell-de171d4fb48113dda5fe447fd99e48fa" office:value-type="string">
            <text:p>23.20420</text:p>
          </table:table-cell>
        </table:table-row>
        <table:table-row table:style-name="ro1">
          <table:table-cell table:style-name="odsStyleTableCell-554faa86969d39fb4355400873f30154" office:value-type="string">
            <text:p>DINAMARCA</text:p>
          </table:table-cell>
          <table:table-cell table:style-name="odsStyleTableCell-554faa86969d39fb4355400873f30154" office:value-type="string">
            <text:p>CORONA</text:p>
          </table:table-cell>
          <table:table-cell table:style-name="odsStyleTableCell-554faa86969d39fb4355400873f30154" office:value-type="string">
            <text:p>DKK</text:p>
          </table:table-cell>
          <table:table-cell table:style-name="odsStyleTableCell-de171d4fb48113dda5fe447fd99e48fa" office:value-type="string">
            <text:p>0.98837</text:p>
          </table:table-cell>
          <table:table-cell table:style-name="odsStyleTableCell-de171d4fb48113dda5fe447fd99e48fa" office:value-type="string">
            <text:p>6.94070</text:p>
          </table:table-cell>
        </table:table-row>
        <table:table-row table:style-name="ro1">
          <table:table-cell table:style-name="odsStyleTableCell-554faa86969d39fb4355400873f30154" office:value-type="string">
            <text:p>ECUADOR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USD</text:p>
          </table:table-cell>
          <table:table-cell table:style-name="odsStyleTableCell-de171d4fb48113dda5fe447fd99e48fa" office:value-type="string">
            <text:p>6.86000</text:p>
          </table:table-cell>
          <table:table-cell table:style-name="odsStyleTableCell-de171d4fb48113dda5fe447fd99e48fa" office:value-type="string">
            <text:p>1.00000</text:p>
          </table:table-cell>
        </table:table-row>
        <table:table-row table:style-name="ro1">
          <table:table-cell table:style-name="odsStyleTableCell-554faa86969d39fb4355400873f30154" office:value-type="string">
            <text:p>EMIRATOS ARABES</text:p>
          </table:table-cell>
          <table:table-cell table:style-name="odsStyleTableCell-554faa86969d39fb4355400873f30154" office:value-type="string">
            <text:p>DIRHAM</text:p>
          </table:table-cell>
          <table:table-cell table:style-name="odsStyleTableCell-554faa86969d39fb4355400873f30154" office:value-type="string">
            <text:p>AED</text:p>
          </table:table-cell>
          <table:table-cell table:style-name="odsStyleTableCell-de171d4fb48113dda5fe447fd99e48fa" office:value-type="string">
            <text:p>1.86768</text:p>
          </table:table-cell>
          <table:table-cell table:style-name="odsStyleTableCell-de171d4fb48113dda5fe447fd99e48fa" office:value-type="string">
            <text:p>3.67300</text:p>
          </table:table-cell>
        </table:table-row>
        <table:table-row table:style-name="ro1">
          <table:table-cell table:style-name="odsStyleTableCell-554faa86969d39fb4355400873f30154" office:value-type="string">
            <text:p>FILIPINAS</text:p>
          </table:table-cell>
          <table:table-cell table:style-name="odsStyleTableCell-554faa86969d39fb4355400873f30154" office:value-type="string">
            <text:p>PESO FILIPINO</text:p>
          </table:table-cell>
          <table:table-cell table:style-name="odsStyleTableCell-554faa86969d39fb4355400873f30154" office:value-type="string">
            <text:p>PHP</text:p>
          </table:table-cell>
          <table:table-cell table:style-name="odsStyleTableCell-de171d4fb48113dda5fe447fd99e48fa" office:value-type="string">
            <text:p>0.12206</text:p>
          </table:table-cell>
          <table:table-cell table:style-name="odsStyleTableCell-de171d4fb48113dda5fe447fd99e48fa" office:value-type="string">
            <text:p>56.20200</text:p>
          </table:table-cell>
        </table:table-row>
        <table:table-row table:style-name="ro1">
          <table:table-cell table:style-name="odsStyleTableCell-554faa86969d39fb4355400873f30154" office:value-type="string">
            <text:p>HAITÍ</text:p>
          </table:table-cell>
          <table:table-cell table:style-name="odsStyleTableCell-554faa86969d39fb4355400873f30154" office:value-type="string">
            <text:p>GOURDE</text:p>
          </table:table-cell>
          <table:table-cell table:style-name="odsStyleTableCell-554faa86969d39fb4355400873f30154" office:value-type="string">
            <text:p>HTG</text:p>
          </table:table-cell>
          <table:table-cell table:style-name="odsStyleTableCell-de171d4fb48113dda5fe447fd99e48fa" office:value-type="string">
            <text:p>0.05215</text:p>
          </table:table-cell>
          <table:table-cell table:style-name="odsStyleTableCell-de171d4fb48113dda5fe447fd99e48fa" office:value-type="string">
            <text:p>131.53440</text:p>
          </table:table-cell>
        </table:table-row>
        <table:table-row table:style-name="ro1">
          <table:table-cell table:style-name="odsStyleTableCell-554faa86969d39fb4355400873f30154" office:value-type="string">
            <text:p>HONG KONG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HKD</text:p>
          </table:table-cell>
          <table:table-cell table:style-name="odsStyleTableCell-de171d4fb48113dda5fe447fd99e48fa" office:value-type="string">
            <text:p>0.87683</text:p>
          </table:table-cell>
          <table:table-cell table:style-name="odsStyleTableCell-de171d4fb48113dda5fe447fd99e48fa" office:value-type="string">
            <text:p>7.82360</text:p>
          </table:table-cell>
        </table:table-row>
        <table:table-row table:style-name="ro1">
          <table:table-cell table:style-name="odsStyleTableCell-554faa86969d39fb4355400873f30154" office:value-type="string">
            <text:p>INDIA</text:p>
          </table:table-cell>
          <table:table-cell table:style-name="odsStyleTableCell-554faa86969d39fb4355400873f30154" office:value-type="string">
            <text:p>RUPIA</text:p>
          </table:table-cell>
          <table:table-cell table:style-name="odsStyleTableCell-554faa86969d39fb4355400873f30154" office:value-type="string">
            <text:p>INR</text:p>
          </table:table-cell>
          <table:table-cell table:style-name="odsStyleTableCell-de171d4fb48113dda5fe447fd99e48fa" office:value-type="string">
            <text:p>0.08259</text:p>
          </table:table-cell>
          <table:table-cell table:style-name="odsStyleTableCell-de171d4fb48113dda5fe447fd99e48fa" office:value-type="string">
            <text:p>83.05630</text:p>
          </table:table-cell>
        </table:table-row>
        <table:table-row table:style-name="ro1">
          <table:table-cell table:style-name="odsStyleTableCell-554faa86969d39fb4355400873f30154" office:value-type="string">
            <text:p>INDONESIA</text:p>
          </table:table-cell>
          <table:table-cell table:style-name="odsStyleTableCell-554faa86969d39fb4355400873f30154" office:value-type="string">
            <text:p>RUPIA INDONESIA</text:p>
          </table:table-cell>
          <table:table-cell table:style-name="odsStyleTableCell-554faa86969d39fb4355400873f30154" office:value-type="string">
            <text:p>IDR</text:p>
          </table:table-cell>
          <table:table-cell table:style-name="odsStyleTableCell-de171d4fb48113dda5fe447fd99e48fa" office:value-type="string">
            <text:p>0.00044</text:p>
          </table:table-cell>
          <table:table-cell table:style-name="odsStyleTableCell-de171d4fb48113dda5fe447fd99e48fa" office:value-type="string">
            <text:p>15,730.00000</text:p>
          </table:table-cell>
        </table:table-row>
        <table:table-row table:style-name="ro1">
          <table:table-cell table:style-name="odsStyleTableCell-554faa86969d39fb4355400873f30154" office:value-type="string">
            <text:p>ISRAEL</text:p>
          </table:table-cell>
          <table:table-cell table:style-name="odsStyleTableCell-554faa86969d39fb4355400873f30154" office:value-type="string">
            <text:p>NUEVO SÉQUEL</text:p>
          </table:table-cell>
          <table:table-cell table:style-name="odsStyleTableCell-554faa86969d39fb4355400873f30154" office:value-type="string">
            <text:p>ILS</text:p>
          </table:table-cell>
          <table:table-cell table:style-name="odsStyleTableCell-de171d4fb48113dda5fe447fd99e48fa" office:value-type="string">
            <text:p>1.88203</text:p>
          </table:table-cell>
          <table:table-cell table:style-name="odsStyleTableCell-de171d4fb48113dda5fe447fd99e48fa" office:value-type="string">
            <text:p>3.64500</text:p>
          </table:table-cell>
        </table:table-row>
        <table:table-row table:style-name="ro1">
          <table:table-cell table:style-name="odsStyleTableCell-554faa86969d39fb4355400873f30154" office:value-type="string">
            <text:p>MALASIA</text:p>
          </table:table-cell>
          <table:table-cell table:style-name="odsStyleTableCell-554faa86969d39fb4355400873f30154" office:value-type="string">
            <text:p>RINGGIT MALAYO</text:p>
          </table:table-cell>
          <table:table-cell table:style-name="odsStyleTableCell-554faa86969d39fb4355400873f30154" office:value-type="string">
            <text:p>MYR</text:p>
          </table:table-cell>
          <table:table-cell table:style-name="odsStyleTableCell-de171d4fb48113dda5fe447fd99e48fa" office:value-type="string">
            <text:p>1.43885</text:p>
          </table:table-cell>
          <table:table-cell table:style-name="odsStyleTableCell-de171d4fb48113dda5fe447fd99e48fa" office:value-type="string">
            <text:p>4.76770</text:p>
          </table:table-cell>
        </table:table-row>
        <table:table-row table:style-name="ro1">
          <table:table-cell table:style-name="odsStyleTableCell-554faa86969d39fb4355400873f30154" office:value-type="string">
            <text:p>MEXICO</text:p>
          </table:table-cell>
          <table:table-cell table:style-name="odsStyleTableCell-554faa86969d39fb4355400873f30154" office:value-type="string">
            <text:p>PESO</text:p>
          </table:table-cell>
          <table:table-cell table:style-name="odsStyleTableCell-554faa86969d39fb4355400873f30154" office:value-type="string">
            <text:p>MXN</text:p>
          </table:table-cell>
          <table:table-cell table:style-name="odsStyleTableCell-de171d4fb48113dda5fe447fd99e48fa" office:value-type="string">
            <text:p>0.40220</text:p>
          </table:table-cell>
          <table:table-cell table:style-name="odsStyleTableCell-de171d4fb48113dda5fe447fd99e48fa" office:value-type="string">
            <text:p>17.05620</text:p>
          </table:table-cell>
        </table:table-row>
        <table:table-row table:style-name="ro1">
          <table:table-cell table:style-name="odsStyleTableCell-554faa86969d39fb4355400873f30154" office:value-type="string">
            <text:p>NORUEGA</text:p>
          </table:table-cell>
          <table:table-cell table:style-name="odsStyleTableCell-554faa86969d39fb4355400873f30154" office:value-type="string">
            <text:p>CORONA</text:p>
          </table:table-cell>
          <table:table-cell table:style-name="odsStyleTableCell-554faa86969d39fb4355400873f30154" office:value-type="string">
            <text:p>NOK</text:p>
          </table:table-cell>
          <table:table-cell table:style-name="odsStyleTableCell-de171d4fb48113dda5fe447fd99e48fa" office:value-type="string">
            <text:p>0.64685</text:p>
          </table:table-cell>
          <table:table-cell table:style-name="odsStyleTableCell-de171d4fb48113dda5fe447fd99e48fa" office:value-type="string">
            <text:p>10.60520</text:p>
          </table:table-cell>
        </table:table-row>
        <table:table-row table:style-name="ro1">
          <table:table-cell table:style-name="odsStyleTableCell-554faa86969d39fb4355400873f30154" office:value-type="string">
            <text:p>PANAMÁ</text:p>
          </table:table-cell>
          <table:table-cell table:style-name="odsStyleTableCell-554faa86969d39fb4355400873f30154" office:value-type="string">
            <text:p>BALBOA</text:p>
          </table:table-cell>
          <table:table-cell table:style-name="odsStyleTableCell-554faa86969d39fb4355400873f30154" office:value-type="string">
            <text:p>PAB</text:p>
          </table:table-cell>
          <table:table-cell table:style-name="odsStyleTableCell-de171d4fb48113dda5fe447fd99e48fa" office:value-type="string">
            <text:p>6.86000</text:p>
          </table:table-cell>
          <table:table-cell table:style-name="odsStyleTableCell-de171d4fb48113dda5fe447fd99e48fa" office:value-type="string">
            <text:p>1.00000</text:p>
          </table:table-cell>
        </table:table-row>
        <table:table-row table:style-name="ro1">
          <table:table-cell table:style-name="odsStyleTableCell-554faa86969d39fb4355400873f30154" office:value-type="string">
            <text:p>PARAGUAY</text:p>
          </table:table-cell>
          <table:table-cell table:style-name="odsStyleTableCell-554faa86969d39fb4355400873f30154" office:value-type="string">
            <text:p>GUARANI</text:p>
          </table:table-cell>
          <table:table-cell table:style-name="odsStyleTableCell-554faa86969d39fb4355400873f30154" office:value-type="string">
            <text:p>PYG</text:p>
          </table:table-cell>
          <table:table-cell table:style-name="odsStyleTableCell-de171d4fb48113dda5fe447fd99e48fa" office:value-type="string">
            <text:p>0.00094</text:p>
          </table:table-cell>
          <table:table-cell table:style-name="odsStyleTableCell-de171d4fb48113dda5fe447fd99e48fa" office:value-type="string">
            <text:p>7,285.10000</text:p>
          </table:table-cell>
        </table:table-row>
        <table:table-row table:style-name="ro1">
          <table:table-cell table:style-name="odsStyleTableCell-554faa86969d39fb4355400873f30154" office:value-type="string">
            <text:p>PERU</text:p>
          </table:table-cell>
          <table:table-cell table:style-name="odsStyleTableCell-554faa86969d39fb4355400873f30154" office:value-type="string">
            <text:p>NUEVO SOL</text:p>
          </table:table-cell>
          <table:table-cell table:style-name="odsStyleTableCell-554faa86969d39fb4355400873f30154" office:value-type="string">
            <text:p>PEN</text:p>
          </table:table-cell>
          <table:table-cell table:style-name="odsStyleTableCell-de171d4fb48113dda5fe447fd99e48fa" office:value-type="string">
            <text:p>1.77642</text:p>
          </table:table-cell>
          <table:table-cell table:style-name="odsStyleTableCell-de171d4fb48113dda5fe447fd99e48fa" office:value-type="string">
            <text:p>3.86170</text:p>
          </table:table-cell>
        </table:table-row>
        <table:table-row table:style-name="ro1">
          <table:table-cell table:style-name="odsStyleTableCell-554faa86969d39fb4355400873f30154" office:value-type="string">
            <text:p>REINO UNIDO</text:p>
          </table:table-cell>
          <table:table-cell table:style-name="odsStyleTableCell-554faa86969d39fb4355400873f30154" office:value-type="string">
            <text:p>LIBRA</text:p>
          </table:table-cell>
          <table:table-cell table:style-name="odsStyleTableCell-554faa86969d39fb4355400873f30154" office:value-type="string">
            <text:p>GBP</text:p>
          </table:table-cell>
          <table:table-cell table:style-name="odsStyleTableCell-de171d4fb48113dda5fe447fd99e48fa" office:value-type="string">
            <text:p>8.63947</text:p>
          </table:table-cell>
          <table:table-cell table:style-name="odsStyleTableCell-de171d4fb48113dda5fe447fd99e48fa" office:value-type="string">
            <text:p>0.79403</text:p>
          </table:table-cell>
        </table:table-row>
        <table:table-row table:style-name="ro1">
          <table:table-cell table:style-name="odsStyleTableCell-554faa86969d39fb4355400873f30154" office:value-type="string">
            <text:p>REPÚBLICA DOMINICANA</text:p>
          </table:table-cell>
          <table:table-cell table:style-name="odsStyleTableCell-554faa86969d39fb4355400873f30154" office:value-type="string">
            <text:p>PESO DOMINICANO</text:p>
          </table:table-cell>
          <table:table-cell table:style-name="odsStyleTableCell-554faa86969d39fb4355400873f30154" office:value-type="string">
            <text:p>DOP</text:p>
          </table:table-cell>
          <table:table-cell table:style-name="odsStyleTableCell-de171d4fb48113dda5fe447fd99e48fa" office:value-type="string">
            <text:p>0.11698</text:p>
          </table:table-cell>
          <table:table-cell table:style-name="odsStyleTableCell-de171d4fb48113dda5fe447fd99e48fa" office:value-type="string">
            <text:p>58.64100</text:p>
          </table:table-cell>
        </table:table-row>
        <table:table-row table:style-name="ro1">
          <table:table-cell table:style-name="odsStyleTableCell-554faa86969d39fb4355400873f30154" office:value-type="string">
            <text:p>REP.POPULAR CHINA</text:p>
          </table:table-cell>
          <table:table-cell table:style-name="odsStyleTableCell-554faa86969d39fb4355400873f30154" office:value-type="string">
            <text:p>YUAN RENMINBI OFFSHORE</text:p>
          </table:table-cell>
          <table:table-cell table:style-name="odsStyleTableCell-554faa86969d39fb4355400873f30154" office:value-type="string">
            <text:p>CNH</text:p>
          </table:table-cell>
          <table:table-cell table:style-name="odsStyleTableCell-de171d4fb48113dda5fe447fd99e48fa" office:value-type="string">
            <text:p>0.95250</text:p>
          </table:table-cell>
          <table:table-cell table:style-name="odsStyleTableCell-de171d4fb48113dda5fe447fd99e48fa" office:value-type="string">
            <text:p>7.20210</text:p>
          </table:table-cell>
        </table:table-row>
        <table:table-row table:style-name="ro1">
          <table:table-cell table:style-name="odsStyleTableCell-554faa86969d39fb4355400873f30154" office:value-type="string">
            <text:p>RUSIA</text:p>
          </table:table-cell>
          <table:table-cell table:style-name="odsStyleTableCell-554faa86969d39fb4355400873f30154" office:value-type="string">
            <text:p>RUBLO RUSO</text:p>
          </table:table-cell>
          <table:table-cell table:style-name="odsStyleTableCell-554faa86969d39fb4355400873f30154" office:value-type="string">
            <text:p>RUB</text:p>
          </table:table-cell>
          <table:table-cell table:style-name="odsStyleTableCell-de171d4fb48113dda5fe447fd99e48fa" office:value-type="string">
            <text:p>0.07565</text:p>
          </table:table-cell>
          <table:table-cell table:style-name="odsStyleTableCell-de171d4fb48113dda5fe447fd99e48fa" office:value-type="string">
            <text:p>90.67500</text:p>
          </table:table-cell>
        </table:table-row>
        <table:table-row table:style-name="ro1">
          <table:table-cell table:style-name="odsStyleTableCell-554faa86969d39fb4355400873f30154" office:value-type="string">
            <text:p>SINGAPUR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SGD</text:p>
          </table:table-cell>
          <table:table-cell table:style-name="odsStyleTableCell-de171d4fb48113dda5fe447fd99e48fa" office:value-type="string">
            <text:p>5.10227</text:p>
          </table:table-cell>
          <table:table-cell table:style-name="odsStyleTableCell-de171d4fb48113dda5fe447fd99e48fa" office:value-type="string">
            <text:p>1.34450</text:p>
          </table:table-cell>
        </table:table-row>
        <table:table-row table:style-name="ro1">
          <table:table-cell table:style-name="odsStyleTableCell-554faa86969d39fb4355400873f30154" office:value-type="string">
            <text:p>SUDÁFRICA</text:p>
          </table:table-cell>
          <table:table-cell table:style-name="odsStyleTableCell-554faa86969d39fb4355400873f30154" office:value-type="string">
            <text:p>RAND</text:p>
          </table:table-cell>
          <table:table-cell table:style-name="odsStyleTableCell-554faa86969d39fb4355400873f30154" office:value-type="string">
            <text:p>ZAR</text:p>
          </table:table-cell>
          <table:table-cell table:style-name="odsStyleTableCell-de171d4fb48113dda5fe447fd99e48fa" office:value-type="string">
            <text:p>0.36401</text:p>
          </table:table-cell>
          <table:table-cell table:style-name="odsStyleTableCell-de171d4fb48113dda5fe447fd99e48fa" office:value-type="string">
            <text:p>18.84580</text:p>
          </table:table-cell>
        </table:table-row>
        <table:table-row table:style-name="ro1">
          <table:table-cell table:style-name="odsStyleTableCell-554faa86969d39fb4355400873f30154" office:value-type="string">
            <text:p>SUECIA</text:p>
          </table:table-cell>
          <table:table-cell table:style-name="odsStyleTableCell-554faa86969d39fb4355400873f30154" office:value-type="string">
            <text:p>CORONA</text:p>
          </table:table-cell>
          <table:table-cell table:style-name="odsStyleTableCell-554faa86969d39fb4355400873f30154" office:value-type="string">
            <text:p>SEK</text:p>
          </table:table-cell>
          <table:table-cell table:style-name="odsStyleTableCell-de171d4fb48113dda5fe447fd99e48fa" office:value-type="string">
            <text:p>0.65186</text:p>
          </table:table-cell>
          <table:table-cell table:style-name="odsStyleTableCell-de171d4fb48113dda5fe447fd99e48fa" office:value-type="string">
            <text:p>10.52380</text:p>
          </table:table-cell>
        </table:table-row>
        <table:table-row table:style-name="ro1">
          <table:table-cell table:style-name="odsStyleTableCell-554faa86969d39fb4355400873f30154" office:value-type="string">
            <text:p>SUIZA</text:p>
          </table:table-cell>
          <table:table-cell table:style-name="odsStyleTableCell-554faa86969d39fb4355400873f30154" office:value-type="string">
            <text:p>FRANCO</text:p>
          </table:table-cell>
          <table:table-cell table:style-name="odsStyleTableCell-554faa86969d39fb4355400873f30154" office:value-type="string">
            <text:p>CHF</text:p>
          </table:table-cell>
          <table:table-cell table:style-name="odsStyleTableCell-de171d4fb48113dda5fe447fd99e48fa" office:value-type="string">
            <text:p>7.88143</text:p>
          </table:table-cell>
          <table:table-cell table:style-name="odsStyleTableCell-de171d4fb48113dda5fe447fd99e48fa" office:value-type="string">
            <text:p>0.87040</text:p>
          </table:table-cell>
        </table:table-row>
        <table:table-row table:style-name="ro1">
          <table:table-cell table:style-name="odsStyleTableCell-554faa86969d39fb4355400873f30154" office:value-type="string">
            <text:p>TAILANDIA</text:p>
          </table:table-cell>
          <table:table-cell table:style-name="odsStyleTableCell-554faa86969d39fb4355400873f30154" office:value-type="string">
            <text:p>THAI BAHT</text:p>
          </table:table-cell>
          <table:table-cell table:style-name="odsStyleTableCell-554faa86969d39fb4355400873f30154" office:value-type="string">
            <text:p>THB</text:p>
          </table:table-cell>
          <table:table-cell table:style-name="odsStyleTableCell-de171d4fb48113dda5fe447fd99e48fa" office:value-type="string">
            <text:p>0.19288</text:p>
          </table:table-cell>
          <table:table-cell table:style-name="odsStyleTableCell-de171d4fb48113dda5fe447fd99e48fa" office:value-type="string">
            <text:p>35.56700</text:p>
          </table:table-cell>
        </table:table-row>
        <table:table-row table:style-name="ro1">
          <table:table-cell table:style-name="odsStyleTableCell-554faa86969d39fb4355400873f30154" office:value-type="string">
            <text:p>TAIWAN</text:p>
          </table:table-cell>
          <table:table-cell table:style-name="odsStyleTableCell-554faa86969d39fb4355400873f30154" office:value-type="string">
            <text:p>DÓLAR</text:p>
          </table:table-cell>
          <table:table-cell table:style-name="odsStyleTableCell-554faa86969d39fb4355400873f30154" office:value-type="string">
            <text:p>TWD</text:p>
          </table:table-cell>
          <table:table-cell table:style-name="odsStyleTableCell-de171d4fb48113dda5fe447fd99e48fa" office:value-type="string">
            <text:p>0.21894</text:p>
          </table:table-cell>
          <table:table-cell table:style-name="odsStyleTableCell-de171d4fb48113dda5fe447fd99e48fa" office:value-type="string">
            <text:p>31.33300</text:p>
          </table:table-cell>
        </table:table-row>
        <table:table-row table:style-name="ro1">
          <table:table-cell table:style-name="odsStyleTableCell-554faa86969d39fb4355400873f30154" office:value-type="string">
            <text:p>TÚNEZ</text:p>
          </table:table-cell>
          <table:table-cell table:style-name="odsStyleTableCell-554faa86969d39fb4355400873f30154" office:value-type="string">
            <text:p>DINAR TUNECINO</text:p>
          </table:table-cell>
          <table:table-cell table:style-name="odsStyleTableCell-554faa86969d39fb4355400873f30154" office:value-type="string">
            <text:p>TND</text:p>
          </table:table-cell>
          <table:table-cell table:style-name="odsStyleTableCell-de171d4fb48113dda5fe447fd99e48fa" office:value-type="string">
            <text:p>2.19232</text:p>
          </table:table-cell>
          <table:table-cell table:style-name="odsStyleTableCell-de171d4fb48113dda5fe447fd99e48fa" office:value-type="string">
            <text:p>3.12910</text:p>
          </table:table-cell>
        </table:table-row>
        <table:table-row table:style-name="ro1">
          <table:table-cell table:style-name="odsStyleTableCell-554faa86969d39fb4355400873f30154" office:value-type="string">
            <text:p>TURQUÍA</text:p>
          </table:table-cell>
          <table:table-cell table:style-name="odsStyleTableCell-554faa86969d39fb4355400873f30154" office:value-type="string">
            <text:p>LIRA TURCA</text:p>
          </table:table-cell>
          <table:table-cell table:style-name="odsStyleTableCell-554faa86969d39fb4355400873f30154" office:value-type="string">
            <text:p>TRY</text:p>
          </table:table-cell>
          <table:table-cell table:style-name="odsStyleTableCell-de171d4fb48113dda5fe447fd99e48fa" office:value-type="string">
            <text:p>0.22450</text:p>
          </table:table-cell>
          <table:table-cell table:style-name="odsStyleTableCell-de171d4fb48113dda5fe447fd99e48fa" office:value-type="string">
            <text:p>30.55620</text:p>
          </table:table-cell>
        </table:table-row>
        <table:table-row table:style-name="ro1">
          <table:table-cell table:style-name="odsStyleTableCell-554faa86969d39fb4355400873f30154" office:value-type="string">
            <text:p>URUGUAY</text:p>
          </table:table-cell>
          <table:table-cell table:style-name="odsStyleTableCell-554faa86969d39fb4355400873f30154" office:value-type="string">
            <text:p>PESO</text:p>
          </table:table-cell>
          <table:table-cell table:style-name="odsStyleTableCell-554faa86969d39fb4355400873f30154" office:value-type="string">
            <text:p>UYU</text:p>
          </table:table-cell>
          <table:table-cell table:style-name="odsStyleTableCell-de171d4fb48113dda5fe447fd99e48fa" office:value-type="string">
            <text:p>0.17560</text:p>
          </table:table-cell>
          <table:table-cell table:style-name="odsStyleTableCell-de171d4fb48113dda5fe447fd99e48fa" office:value-type="string">
            <text:p>39.06500</text:p>
          </table:table-cell>
        </table:table-row>
        <table:table-row table:style-name="ro1">
          <table:table-cell table:style-name="odsStyleTableCell-554faa86969d39fb4355400873f30154" office:value-type="string">
            <text:p>VENEZUELA</text:p>
          </table:table-cell>
          <table:table-cell table:style-name="odsStyleTableCell-554faa86969d39fb4355400873f30154" office:value-type="string">
            <text:p>BOLIVAR DIGITAL</text:p>
          </table:table-cell>
          <table:table-cell table:style-name="odsStyleTableCell-554faa86969d39fb4355400873f30154" office:value-type="string">
            <text:p>VES</text:p>
          </table:table-cell>
          <table:table-cell table:style-name="odsStyleTableCell-de171d4fb48113dda5fe447fd99e48fa" office:value-type="string">
            <text:p>0.18946</text:p>
          </table:table-cell>
          <table:table-cell table:style-name="odsStyleTableCell-de171d4fb48113dda5fe447fd99e48fa" office:value-type="string">
            <text:p>36.20810</text:p>
          </table:table-cell>
        </table:table-row>
        <table:table-row table:style-name="ro1">
          <table:table-cell table:style-name="odsStyleTableCell-554faa86969d39fb4355400873f30154" office:value-type="string">
            <text:p>VIETNAM</text:p>
          </table:table-cell>
          <table:table-cell table:style-name="odsStyleTableCell-554faa86969d39fb4355400873f30154" office:value-type="string">
            <text:p>DONG</text:p>
          </table:table-cell>
          <table:table-cell table:style-name="odsStyleTableCell-554faa86969d39fb4355400873f30154" office:value-type="string">
            <text:p>VND</text:p>
          </table:table-cell>
          <table:table-cell table:style-name="odsStyleTableCell-de171d4fb48113dda5fe447fd99e48fa" office:value-type="string">
            <text:p>0.00028</text:p>
          </table:table-cell>
          <table:table-cell table:style-name="odsStyleTableCell-de171d4fb48113dda5fe447fd99e48fa" office:value-type="string">
            <text:p>24,371.30000</text:p>
          </table:table-cell>
        </table:table-row>
        <table:table-row table:style-name="ro1">
          <table:table-cell table:style-name="odsStyleTableCell-554faa86969d39fb4355400873f30154" office:value-type="string">
            <text:p/>
          </table:table-cell>
          <table:table-cell table:style-name="odsStyleTableCell-554faa86969d39fb4355400873f30154" office:value-type="string">
            <text:p>DERECHO ESPECIAL DE GIRO</text:p>
          </table:table-cell>
          <table:table-cell table:style-name="odsStyleTableCell-554faa86969d39fb4355400873f30154" office:value-type="string">
            <text:p>USD/D.E.G.</text:p>
          </table:table-cell>
          <table:table-cell table:style-name="odsStyleTableCell-de171d4fb48113dda5fe447fd99e48fa" office:value-type="string">
            <text:p/>
          </table:table-cell>
          <table:table-cell table:style-name="odsStyleTableCell-de171d4fb48113dda5fe447fd99e48fa" office:value-type="string">
            <text:p>1.32419</text:p>
          </table:table-cell>
        </table:table-row>
        <table:table-row table:style-name="ro1">
          <table:table-cell table:style-name="odsStyleTableCell-554faa86969d39fb4355400873f30154" office:value-type="string">
            <text:p/>
          </table:table-cell>
          <table:table-cell table:style-name="odsStyleTableCell-554faa86969d39fb4355400873f30154" office:value-type="string">
            <text:p>UNIDAD DE FOMENTO DE VIVIENDA</text:p>
          </table:table-cell>
          <table:table-cell table:style-name="odsStyleTableCell-554faa86969d39fb4355400873f30154" office:value-type="string">
            <text:p>Bs/UFV</text:p>
          </table:table-cell>
          <table:table-cell table:style-name="odsStyleTableCell-de171d4fb48113dda5fe447fd99e48fa" office:value-type="string">
            <text:p/>
          </table:table-cell>
          <table:table-cell table:style-name="odsStyleTableCell-de171d4fb48113dda5fe447fd99e48fa" office:value-type="string">
            <text:p>2.4795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8a0c0c365c3938012a3fc8b2ead3af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ac3c08ba3a7d4f3208e19a2c5398f1b2" office:value-type="string">
            <text:p> </text:p>
          </table:table-cell>
          <table:table-cell table:style-name="odsStyleTableCell-ac3c08ba3a7d4f3208e19a2c5398f1b2" office:value-type="string">
            <text:p>UNIDAD MONETARIA</text:p>
          </table:table-cell>
          <table:table-cell table:style-name="odsStyleTableCell-ac3c08ba3a7d4f3208e19a2c5398f1b2" office:value-type="string">
            <text:p>MONEDA</text:p>
          </table:table-cell>
          <table:table-cell table:style-name="odsStyleTableCell-ac3c08ba3a7d4f3208e19a2c5398f1b2" office:value-type="string">
            <text:p>TIPO DE CAMBIO EN M.E.</text:p>
          </table:table-cell>
        </table:table-row>
        <table:table-row table:style-name="ro1">
          <table:table-cell table:style-name="odsStyleTableCell-554faa86969d39fb4355400873f30154" office:value-type="string">
            <text:p>ORO</text:p>
          </table:table-cell>
          <table:table-cell table:style-name="odsStyleTableCell-554faa86969d39fb4355400873f30154" office:value-type="string">
            <text:p>ONZA TROY ORO</text:p>
          </table:table-cell>
          <table:table-cell table:style-name="odsStyleTableCell-554faa86969d39fb4355400873f30154" office:value-type="string">
            <text:p>USD./O.T.F.</text:p>
          </table:table-cell>
          <table:table-cell table:style-name="odsStyleTableCell-de171d4fb48113dda5fe447fd99e48fa" office:value-type="string">
            <text:p>2,035.97000</text:p>
          </table:table-cell>
        </table:table-row>
        <table:table-row table:style-name="ro1">
          <table:table-cell table:style-name="odsStyleTableCell-554faa86969d39fb4355400873f30154" office:value-type="string">
            <text:p>PLATA</text:p>
          </table:table-cell>
          <table:table-cell table:style-name="odsStyleTableCell-554faa86969d39fb4355400873f30154" office:value-type="string">
            <text:p>ONZA TROY PLATA</text:p>
          </table:table-cell>
          <table:table-cell table:style-name="odsStyleTableCell-554faa86969d39fb4355400873f30154" office:value-type="string">
            <text:p>USD./O.T.F.</text:p>
          </table:table-cell>
          <table:table-cell table:style-name="odsStyleTableCell-de171d4fb48113dda5fe447fd99e48fa" office:value-type="string">
            <text:p>22.423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8a0c0c365c3938012a3fc8b2ead3af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ac3c08ba3a7d4f3208e19a2c5398f1b2" office:value-type="string">
            <text:p> </text:p>
          </table:table-cell>
          <table:table-cell table:style-name="odsStyleTableCell-ac3c08ba3a7d4f3208e19a2c5398f1b2" office:value-type="string">
            <text:p>1 MES</text:p>
          </table:table-cell>
          <table:table-cell table:style-name="odsStyleTableCell-ac3c08ba3a7d4f3208e19a2c5398f1b2" office:value-type="string">
            <text:p>3 MESES</text:p>
          </table:table-cell>
          <table:table-cell table:style-name="odsStyleTableCell-ac3c08ba3a7d4f3208e19a2c5398f1b2" office:value-type="string">
            <text:p>6 MESES</text:p>
          </table:table-cell>
        </table:table-row>
        <table:table-row table:style-name="ro1">
          <table:table-cell table:style-name="odsStyleTableCell-b94dd9a423b0b02f897ddfd85aaf3e58" office:value-type="string">
            <text:p>TASA LIBOR(USD)</text:p>
          </table:table-cell>
          <table:table-cell table:style-name="odsStyleTableCell-de171d4fb48113dda5fe447fd99e48fa" office:value-type="string">
            <text:p>5.44</text:p>
          </table:table-cell>
          <table:table-cell table:style-name="odsStyleTableCell-de171d4fb48113dda5fe447fd99e48fa" office:value-type="string">
            <text:p>5.58</text:p>
          </table:table-cell>
          <table:table-cell table:style-name="odsStyleTableCell-de171d4fb48113dda5fe447fd99e48fa" office:value-type="string">
            <text:p>5.6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54faa86969d39fb4355400873f3015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04</meta:creation-date>
    <meta:generator>ods générator</meta:generator>
    <dc:date>2024-10-16T13:16:04</dc:date>
    <meta:editing-duration>PT1S</meta:editing-duration>
    <meta:editing-cycles>1</meta:editing-cycles>
    <meta:document-statistic meta:table-count="1" meta:cell-count="4" meta:object-count="0"/>
  </office:meta>
</office:document-meta>
</file>